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3.3228in" svg:height="0.3957in" draw:z-index="0"><draw:image xlink:href="http://upload.wikimedia.org/math/8/5/d/85d2425090db971709020599b2e5ff0e.png" xlink:type="simple" xlink:show="embed" xlink:actuate="onLoad"/></draw:frame> <text:s text:c="5"/>k*(3*k-1)/2&lt;n <text:s text:c="3"/>k=..-3,-2,-1,1,2,3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yc </meta:initial-creator>
    <meta:creation-date>2013-08-06T19:56:16</meta:creation-date>
    <dc:date>2013-08-06T19:57:33</dc:date>
    <dc:creator>zyc </dc:creator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44" meta:non-whitespace-character-count="33"/>
    <meta:generator>LibreOffice/3.5$Linux_X86_64 LibreOffice_project/350m1$Build-2</meta:generator>
  </office:meta>
</office:document-meta>
</file>